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3" style:family="table-cell" style:parent-style-name="Default">
      <style:table-cell-properties fo:background-color="#b4c7dc" fo:border="0.74pt solid #000000" style:vertical-align="automatic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ackground-color="#afd095" fo:border="0.74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5" table:default-cell-style-name="ce11"/>
        <table:table-column table:style-name="co6" table:default-cell-style-name="ce1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CURRENT(avg)(mA)</text:p>
          </table:table-cell>
          <table:table-cell table:style-name="ce10" office:value-type="string" calcext:value-type="string">
            <text:p>POWER(mW)</text:p>
          </table:table-cell>
          <table:table-cell table:style-name="ce10" office:value-type="string" calcext:value-type="string">
            <text:p>AVAILABLE SOLAR <text:a xlink:href="mailto:POWER@MAX" xlink:type="simple">POWER@MAX</text:a>( mW)</text:p>
          </table:table-cell>
          <table:table-cell table:style-name="ce10" office:value-type="string" calcext:value-type="string">
            <text:p>AVAILABLE SOLAR <text:a xlink:href="mailto:mA@MAX" xlink:type="simple">mA@MAX</text:a>(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: RUN MODE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8.3" calcext:value-type="float">
            <text:p>8,3</text:p>
          </table:table-cell>
          <table:table-cell table:style-name="ce6" table:formula="of:=[.C9]-[.C2]" office:value-type="float" office:value="441.7" calcext:value-type="float">
            <text:p>441,7</text:p>
          </table:table-cell>
          <table:table-cell table:style-name="ce6" table:formula="of:=[.B9]-[.B2]" office:value-type="float" office:value="147.6" calcext:value-type="float">
            <text:p>147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 + GNSS ACQUISITION</text:p>
          </table:table-cell>
          <table:table-cell table:formula="of:=SUM([.B2];16)" office:value-type="float" office:value="18.4" calcext:value-type="float">
            <text:p>18,4</text:p>
          </table:table-cell>
          <table:table-cell table:formula="of:=SUM([.C2];70)" office:value-type="float" office:value="78.3" calcext:value-type="float">
            <text:p>78,3</text:p>
          </table:table-cell>
          <table:table-cell table:formula="of:=[.C9]-[.C3]" office:value-type="float" office:value="371.7" calcext:value-type="float">
            <text:p>371,7</text:p>
          </table:table-cell>
          <table:table-cell table:formula="of:=[.B9]-[.B3]" office:value-type="float" office:value="131.6" calcext:value-type="float">
            <text:p>131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 + GNSS TRACKING</text:p>
          </table:table-cell>
          <table:table-cell table:formula="of:=SUM([.B2];13)" office:value-type="float" office:value="15.4" calcext:value-type="float">
            <text:p>15,4</text:p>
          </table:table-cell>
          <table:table-cell table:formula="of:=SUM([.C2];60)" office:value-type="float" office:value="68.3" calcext:value-type="float">
            <text:p>68,3</text:p>
          </table:table-cell>
          <table:table-cell table:formula="of:=[.C9]-[.C4]" office:value-type="float" office:value="381.7" calcext:value-type="float">
            <text:p>381,7</text:p>
          </table:table-cell>
          <table:table-cell table:formula="of:=[.B9]-[.B4]" office:value-type="float" office:value="134.6" calcext:value-type="float">
            <text:p>134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 + GNSS STANDBY</text:p>
          </table:table-cell>
          <table:table-cell table:formula="of:=SUM([.B2];0.5)" office:value-type="float" office:value="2.9" calcext:value-type="float">
            <text:p>2,9</text:p>
          </table:table-cell>
          <table:table-cell table:formula="of:=SUM([.C2];1.7)" office:value-type="float" office:value="10" calcext:value-type="float">
            <text:p>10</text:p>
          </table:table-cell>
          <table:table-cell table:formula="of:=[.C9]-[.C5]" office:value-type="float" office:value="440" calcext:value-type="float">
            <text:p>440</text:p>
          </table:table-cell>
          <table:table-cell table:formula="of:=[.B9]-[.B5]" office:value-type="float" office:value="147.1" calcext:value-type="float">
            <text:p>147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 + GNSS BACKUP</text:p>
          </table:table-cell>
          <table:table-cell table:formula="of:=SUM([.B2];0.01)" office:value-type="float" office:value="2.41" calcext:value-type="float">
            <text:p>2,41</text:p>
          </table:table-cell>
          <table:table-cell table:formula="of:=SUM([.C2];0.0264)" office:value-type="float" office:value="8.3264" calcext:value-type="float">
            <text:p>8,3264</text:p>
          </table:table-cell>
          <table:table-cell table:formula="of:=[.C9]-[.C6]" office:value-type="float" office:value="441.6736" calcext:value-type="float">
            <text:p>441,6736</text:p>
          </table:table-cell>
          <table:table-cell table:formula="of:=[.B9]-[.B6]" office:value-type="float" office:value="147.59" calcext:value-type="float">
            <text:p>147,59</text:p>
          </table:table-cell>
          <table:table-cell office:value-type="string" calcext:value-type="string">
            <text:p>NOTE: add 0.01mA margin (8uA original)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SOLAR</text:p>
          </table:table-cell>
          <table:table-cell table:style-name="ce8" office:value-type="string" calcext:value-type="string">
            <text:p>MAX CURRENT (mA)</text:p>
          </table:table-cell>
          <table:table-cell table:style-name="ce8" office:value-type="string" calcext:value-type="string">
            <text:p>MAX POWER(mW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450" calcext:value-type="float">
            <text:p>450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8T12:53:21.813000000</dc:date>
    <meta:editing-duration>PT1H23M58S</meta:editing-duration>
    <meta:editing-cycles>3</meta:editing-cycles>
    <meta:generator>LibreOffice/7.4.6.2$Windows_X86_64 LibreOffice_project/5b1f5509c2decdade7fda905e3e1429a67acd63d</meta:generator>
    <meta:document-statistic meta:table-count="1" meta:cell-count="36" meta:object-count="0"/>
  </office:meta>
</office:document-meta>
</file>